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6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6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6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13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1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13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13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13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13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13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13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13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13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1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1:16:00.424309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6T11:29:59.522600648</dc:date>
    <meta:editing-duration>P1DT14H58M47S</meta:editing-duration>
    <meta:editing-cycles>247</meta:editing-cycles>
    <meta:generator>LibreOffice/5.1.6.2$Linux_X86_64 LibreOffice_project/10m0$Build-2</meta:generator>
    <meta:document-statistic meta:table-count="3" meta:cell-count="2330" meta:object-count="0"/>
  </office:meta>
</office:document-meta>
</file>